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500000023B5A9ED74.png" manifest:media-type="image/png"/>
  <manifest:file-entry manifest:full-path="Pictures/100000010000000B0000000BBE63894B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sans-serif"/>
    <style:font-face style:name="Liberation Serif" svg:font-family="'Liberation Serif'" style:font-family-generic="roman" style:font-pitch="variable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Times New Roman" svg:font-family="'Times New Roman'" style:font-family-generic="system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Heading_20_1" style:master-page-name="Standard">
      <loext:graphic-properties draw:fill-gradient-name="gradient" draw:fill-hatch-name="hatch"/>
      <style:paragraph-properties style:page-number="auto" fo:break-before="page"/>
      <style:text-properties officeooo:paragraph-rsid="0a2e9bd6"/>
    </style:style>
    <style:style style:name="P2" style:family="paragraph" style:parent-style-name="Text_20_body">
      <style:text-properties officeooo:paragraph-rsid="0a2e9bd6"/>
    </style:style>
    <style:style style:name="P3" style:family="paragraph" style:parent-style-name="legende">
      <style:text-properties officeooo:paragraph-rsid="0a2e9bd6"/>
    </style:style>
    <style:style style:name="P4" style:family="paragraph" style:parent-style-name="Note_20_importante">
      <style:text-properties officeooo:paragraph-rsid="0a2e9bd6"/>
    </style:style>
    <style:style style:name="P5" style:family="paragraph" style:parent-style-name="Heading_20_1">
      <style:text-properties officeooo:paragraph-rsid="0a2e9bd6"/>
    </style:style>
    <style:style style:name="P6" style:family="paragraph" style:parent-style-name="Heading_20_2">
      <style:text-properties officeooo:paragraph-rsid="0a2e9bd6"/>
    </style:style>
    <style:style style:name="P7" style:family="paragraph" style:parent-style-name="Heading_20_3">
      <style:text-properties officeooo:paragraph-rsid="0a2e9bd6"/>
    </style:style>
    <style:style style:name="P8" style:family="paragraph" style:parent-style-name="texte_20_puce_20_rond_20_bleu">
      <style:text-properties officeooo:paragraph-rsid="0a2e9bd6"/>
    </style:style>
    <style:style style:name="P9" style:family="paragraph" style:parent-style-name="Text_20_body">
      <style:text-properties fo:font-weight="bold" officeooo:paragraph-rsid="0a2e9bd6" style:font-weight-asian="bold" style:font-weight-complex="bold"/>
    </style:style>
    <style:style style:name="P10" style:family="paragraph" style:parent-style-name="Définition">
      <style:text-properties officeooo:paragraph-rsid="0a2e9bd6"/>
    </style:style>
    <style:style style:name="P11" style:family="paragraph" style:parent-style-name="texte_20_puce_20_rond_20_bleu" style:list-style-name="rond_20_bleu">
      <style:text-properties officeooo:paragraph-rsid="0a33478c"/>
    </style:style>
    <style:style style:name="T1" style:family="text">
      <style:text-properties officeooo:rsid="0ce3c7f8"/>
    </style:style>
    <style:style style:name="T2" style:family="text">
      <style:text-properties officeooo:rsid="0ce1a368"/>
    </style:style>
    <style:style style:name="T3" style:family="text">
      <style:text-properties officeooo:rsid="0ce39849"/>
    </style:style>
    <style:style style:name="T4" style:family="text">
      <style:text-properties officeooo:rsid="0ce80ce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ceb4d8f" style:font-weight-asian="bold" style:font-weight-complex="bold"/>
    </style:style>
    <style:style style:name="T7" style:family="text">
      <style:text-properties officeooo:rsid="0a32bf77"/>
    </style:style>
    <style:style style:name="T8" style:family="text">
      <style:text-properties officeooo:rsid="0a31773d"/>
    </style:style>
    <style:style style:name="T9" style:family="text">
      <style:text-properties officeooo:rsid="0a36109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uide utilisateurs Nextcloud" text:name="TitreDocument"/>
        <text:user-field-decl office:value-type="string" office:string-value="1.1" text:name="VersionDocument"/>
        <text:user-field-decl office:value-type="string" office:string-value="Nextcloud" text:name="NomServiceNextcloud"/>
        <text:user-field-decl office:value-type="string" office:string-value="https://" text:name="URLserviceNextcloud"/>
        <text:user-field-decl office:value-type="string" office:string-value="Nextcloud Office" text:name="SuiteCollaborative"/>
      </text:user-field-decls>
      <text:h text:style-name="P1" text:outline-level="1"><text:bookmark-start text:name="__RefHeading___Toc1362_479415426"/>Légende<text:bookmark-end text:name="__RefHeading___Toc1362_479415426"/></text:h>
      <text:p text:style-name="P2">Différentes conventions typographiques sont utilisées dans ce document.</text:p>
      <text:p text:style-name="P2">Les explications nécessaires sont typographiées de cette façon : (typographie de base du document).</text:p>
      <text:p text:style-name="P2">Les images seront légendées de cette manière :</text:p>
      <text:p text:style-name="P3">Légende</text:p>
      <text:p text:style-name="P2">Pour indiquer les éléments d'interface graphique (menus ou boutons), <text:span text:style-name="Bouton_20_NC">les noms des menus ou boutons sont typographiés ainsi</text:span>.</text:p>
      <text:p text:style-name="P2">Pour fournir une remarque, un conseil ou une alerte :</text:p>
      <text:p text:style-name="P4"><text:span text:style-name="note">Note </text:span>: Texte soulignant une notion importante, une remarque ou un conseil</text:p>
      <text:p text:style-name="P2"><text:span text:style-name="Fichier_20_Produit_20_Commande">Cette police</text:span> sera utilisée sur certains mots dans les paragraphes d'explication pour présenter des noms de <text:span text:style-name="Fichier_20_Produit_20_Commande">fichiers</text:span>, de <text:span text:style-name="Fichier_20_Produit_20_Commande">dossiers</text:span>, de <text:span text:style-name="Fichier_20_Produit_20_Commande">commandes</text:span>, des <text:span text:style-name="Fichier_20_Produit_20_Commande">messages d'informations</text:span> affichés à l'écran ou tout simplement pour <text:span text:style-name="Fichier_20_Produit_20_Commande">mettre en exergue un terme</text:span> et mieux le distinguer visuellement dans une phrase.</text:p>
      <text:h text:style-name="P5" text:outline-level="1"><text:bookmark-start text:name="__RefHeading___Toc97000_3331003954"/>Introduction<text:bookmark-end text:name="__RefHeading___Toc97000_3331003954"/></text:h>
      <text:h text:style-name="P6" text:outline-level="2"><text:bookmark-start text:name="__RefHeading___Toc1368_479415426"/>Qu’est-ce que <text:user-field-get text:name="NomServiceNextcloud">Nextcloud</text:user-field-get> ?<text:bookmark-end text:name="__RefHeading___Toc1368_479415426"/></text:h>
      <text:h text:style-name="P7" text:outline-level="3"><text:bookmark-start text:name="__RefHeading___Toc19248_600733985"/>À quoi sert-il ?<text:bookmark-end text:name="__RefHeading___Toc19248_600733985"/></text:h>
      <text:p text:style-name="P2"><text:user-field-get text:name="NomServiceNextcloud">Nextcloud</text:user-field-get> :</text:p>
      <text:list xml:id="list2636782776" text:style-name="rond_20_bleu">
        <text:list-item>
          <text:p text:style-name="P8"><text:span text:style-name="T1">E</text:span>st <text:span text:style-name="T2">une plateforme collaborative Open Source (logiciel libre), équivalente aux solutions propriétaires telles que </text:span>Dropbox, Google Drive, <text:span text:style-name="T2">Microsoft </text:span>OneDrive, Apple iCloud, Oodrive Sync …</text:p>
        </text:list-item>
        <text:list-item>
          <text:p text:style-name="P8"><text:span text:style-name="T1">P</text:span>ermet <text:span text:style-name="T3">aux </text:span>personnes de votre organisation de stocker <text:span text:style-name="T3">en interne des dossiers et fichiers, mais aussi de les </text:span>partager <text:span text:style-name="T3">avec d’autres personnes, soit internes à l’organisation, soit externes à cette dernière</text:span></text:p>
        </text:list-item>
      </text:list>
      <text:h text:style-name="P7" text:outline-level="3"><text:bookmark-start text:name="__RefHeading___Toc19250_600733985"/>Qu’est-ce qu’un logiciel libre ?<text:bookmark-end text:name="__RefHeading___Toc19250_600733985"/></text:h>
      <text:p text:style-name="P2">Libre ne veut pas dire gratuit (« free », dans ce contexte, signifie « libre »)</text:p>
      <text:p text:style-name="P9">Les 4 libertés fondamentales du Libre : </text:p>
      <text:list xml:id="list153155981624707" text:continue-numbering="true" text:style-name="rond_20_bleu">
        <text:list-item>
          <text:p text:style-name="P8"><text:span text:style-name="T4">L</text:span>iberté d’exécuter le programme, pour tous les usages</text:p>
        </text:list-item>
        <text:list-item>
          <text:p text:style-name="P8"><text:span text:style-name="T4">L</text:span>iberté d’étudier le fonctionnement du programme et de l'adapter à ses besoins</text:p>
        </text:list-item>
        <text:list-item>
          <text:p text:style-name="P8"><text:span text:style-name="T4">L</text:span>iberté de redistribuer des copies du programme (ce qui implique la possibilité aussi bien de donner que de vendre des copies)</text:p>
        </text:list-item>
        <text:list-item>
          <text:p text:style-name="P8"><text:span text:style-name="T4">L</text:span>iberté d'améliorer le programme et de distribuer ces améliorations au public, pour en faire profiter toute la communauté</text:p>
        </text:list-item>
      </text:list>
      <text:p text:style-name="P2"><text:soft-page-break/><text:span text:style-name="T5">En savoir plus sur les logiciels libres, </text:span><text:span text:style-name="T6">son histoire et ses particularités, en consultant</text:span><text:span text:style-name="T5"> </text:span><text:span text:style-name="T6">sa fiche</text:span><text:span text:style-name="T5"> </text:span><text:a xlink:type="simple" xlink:href="https://fr.wikipedia.org/wiki/Logiciel_libre" text:style-name="Internet_20_link" text:visited-style-name="Visited_20_Internet_20_Link"><text:span text:style-name="T5">Wikipédia</text:span></text:a><text:span text:style-name="T5">.</text:span></text:p>
      <text:h text:style-name="P6" text:outline-level="2"><text:bookmark-start text:name="__RefHeading___Toc274_3361601403"/><text:bookmark-start text:name="introduction_notions_de_base"/>Notions de base<text:bookmark-end text:name="__RefHeading___Toc274_3361601403"/><text:bookmark-end text:name="introduction_notions_de_base"/></text:h>
      <text:p text:style-name="P10">Dossier</text:p>
      <text:list text:continue-numbering="true" text:style-name="rond_20_bleu">
        <text:list-item>
          <text:p text:style-name="P11">Espace utilisé pour y stocker différents types de fichiers. Il peut appartenir à une seule personne (dossier personnel), ou être un partagé entre plusieurs utilisateurs (dossier partagé). Il existe différents types de dossiers partagés, qui seront présentés dans ce document, <text:span text:style-name="T7">chapitre </text:span><text:span text:style-name="T7"><text:bookmark-ref text:reference-format="chapter" text:ref-name="partages">Erreur : source de la référence non trouvée</text:bookmark-ref></text:span><text:span text:style-name="T7"><text:s/></text:span><text:span text:style-name="T7"><text:bookmark-ref text:reference-format="text" text:ref-name="partages">Erreur : source de la référence non trouvée</text:bookmark-ref></text:span>, <text:span text:style-name="T8">page </text:span><text:span text:style-name="T7"><text:bookmark-ref text:reference-format="page" text:ref-name="partages">Erreur : source de la référence non trouvée</text:bookmark-ref></text:span>. </text:p>
        </text:list-item>
      </text:list>
      <text:p text:style-name="P10">Groupe</text:p>
      <text:list text:continue-numbering="true" text:style-name="rond_20_bleu">
        <text:list-item>
          <text:p text:style-name="P8">Regroupement d’utilisateurs, créé par un administrateur de l’instance <text:user-field-get text:name="NomServiceNextcloud">Nextcloud</text:user-field-get>. Exemple : <text:span text:style-name="Fichier_20_Produit_20_Commande">Équipe commerciale</text:span></text:p>
        </text:list-item>
      </text:list>
      <text:p text:style-name="P10">Instance</text:p>
      <text:list text:continue-numbering="true" text:style-name="rond_20_bleu">
        <text:list-item>
          <text:p text:style-name="P8">Dans ce guide le terme <text:span text:style-name="Fichier_20_Produit_20_Commande">instance</text:span> fait référence au service <text:user-field-get text:name="NomServiceNextcloud">Nextcloud</text:user-field-get><text:s/>de manière générale, qu’on y accède via un navigateur internet ou n’importe quel autre terminal</text:p>
        </text:list-item>
      </text:list>
      <text:p text:style-name="P10">Partage</text:p>
      <text:list text:continue-numbering="true" text:style-name="rond_20_bleu">
        <text:list-item>
          <text:p text:style-name="P8">Réaliser un partage signifie donner des droits d’accès à des documents ou des dossiers à un utilisateur, un groupe d’utilisateur, ou à un cercle. Une fois ces droits d’accès octroyés, il est possible de les gérer finement, en autorisant ou non la lecture, l’écriture, la création, la suppression et le repartage à d’autres utilisateurs, groupes d’utilisateurs et cercles</text:p>
        </text:list-item>
      </text:list>
      <text:p text:style-name="P10">Propriétaire de dossier ou fichier</text:p>
      <text:list text:continue-numbering="true" text:style-name="rond_20_bleu">
        <text:list-item>
          <text:p text:style-name="P8">Un propriétaire de dossier ou fichier est l’utilisateur qui crée cet élément et qui détient par conséquent tous les droits sur ce dernier (lecture, écriture, suppression, repartage)</text:p>
        </text:list-item>
        <text:list-item>
          <text:p text:style-name="P8">Un propriétaire a la possibilité de créer ou supprimer à volonté des partages de ses dossiers et fichiers</text:p>
        </text:list-item>
        <text:list-item>
          <text:p text:style-name="P8">Lorsque le compte d’un utilisateur est supprimé de l’instance, toutes les données dont il est propriétaire et tous les partages qu’il a pu réaliser sont supprimés. Le propriétaire de dossier joue donc un rôle important</text:p>
        </text:list-item>
        <text:list-item>
          <text:p text:style-name="P8">Pour savoir comment transférer les droits de propriété d’un dossier ou fichier, se référer <text:span text:style-name="T9">chapitre </text:span><text:span text:style-name="T9"><text:bookmark-ref text:reference-format="chapter" text:ref-name="transfert_de_propriete">Erreur : source de la référence non trouvée</text:bookmark-ref></text:span><text:span text:style-name="T9"><text:s/></text:span><text:span text:style-name="T9"><text:bookmark-ref text:reference-format="text" text:ref-name="introduction_notions_de_base">Notions de base</text:bookmark-ref></text:span>, page <text:bookmark-ref text:reference-format="page" text:ref-name="transfert_de_propriete">Erreur : source de la référence non trouvée</text:bookmark-ref><text:span text:style-name="A_20_changer"><text:s/></text:span>de ce document</text:p>
        </text:list-item>
      </text:list>
      <text:p text:style-name="P10">Terminaux</text:p>
      <text:list text:continue-numbering="true" text:style-name="rond_20_bleu">
        <text:list-item>
          <text:p text:style-name="P8">Dans ce guide, le terme <text:span text:style-name="Fichier_20_Produit_20_Commande">terminal</text:span> fait référence aux différents appareils à l’aide desquels vous pouvez accéder à une instance Nextcloud : smartphones, tablettes, ordinateur (qu’importe son système d’exploitation). Le navigateur web n’est pas considéré comme un terminal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sans-serif"/>
    <style:font-face style:name="Liberation Serif" svg:font-family="'Liberation Serif'" style:font-family-generic="roman" style:font-pitch="variable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Times New Roman" svg:font-family="'Times New Roman'" style:font-family-generic="system" style:font-pitch="variable"/>
    <style:font-face style:name="Verdana" svg:font-family="Verdana" style:font-adornments="Normal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00%" fo:text-align="justify" style:justify-single-word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666666" loext:opacity="100%" style:font-name="Liberation Sans2" fo:font-family="'Liberation Sans'" style:font-style-name="Italique" style:font-family-generic="swiss" style:font-pitch="variable" fo:font-size="10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color="#316e99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color="#4599d4" loext:opacity="100%" fo:font-size="14pt" fo:font-weight="bold" style:font-size-asian="115%" style:font-weight-asian="bold" style:font-size-complex="115%" style:font-weight-complex="600"/>
    </style:style>
    <style:style style:name="commande" style:family="paragraph" style:parent-style-name="Text_20_body">
      <loext:graphic-properties draw:fill="solid" draw:fill-color="#dddddd" draw:fill-image-width="0cm" draw:fill-image-height="0cm"/>
      <style:paragraph-properties fo:background-color="#dddddd" style:writing-mode="page"/>
      <style:text-properties style:font-name="Liberation Mono1" fo:font-family="'Liberation Mono'" style:font-style-name="Normal" style:font-family-generic="modern" style:font-pitch="fixed" fo:font-size="10pt" fo:language="zxx" fo:country="none" officeooo:rsid="00076eb3" style:font-size-asian="10.5pt"/>
    </style:style>
    <style:style style:name="attention" style:family="paragraph" style:parent-style-name="Text_20_body" style:list-style-name="Attention">
      <loext:graphic-properties draw:fill="none" draw:fill-color="#ff9999"/>
      <style:paragraph-properties fo:background-color="transparent" fo:padding="0.049cm" fo:border="0.06pt solid #4599d4" style:shadow="none"/>
      <style:text-properties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4599d4" draw:fill-image-width="0cm" draw:fill-image-height="0cm"/>
      <style:paragraph-properties fo:text-align="center" style:justify-single-word="false" fo:background-color="#4599d4" text:number-lines="false" text:line-number="0" style:writing-mode="page"/>
      <style:text-properties fo:color="#ffffff" loext:opacity="100%" fo:font-weight="bold" style:font-size-asian="10.5pt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fo:break-before="page" text:number-lines="false" text:line-number="0"/>
      <style:text-properties fo:color="#4599d4" loext:opacity="100%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mage" style:family="paragraph" style:parent-style-name="Text_20_body" style:next-style-name="Text_20_body" style:master-page-name="">
      <style:paragraph-properties fo:margin-top="0.4cm" fo:margin-bottom="0.4cm" style:contextual-spacing="false" fo:text-align="center" style:justify-single-word="false" style:page-number="auto" style:vertical-align="middle">
        <style:tab-stops/>
      </style:paragraph-properties>
      <style:text-properties style:font-size-asian="10.5pt"/>
    </style:style>
    <style:style style:name="configuration" style:family="paragraph" style:parent-style-name="commande" style:master-page-name="">
      <loext:graphic-properties draw:fill-color="#eeeeee"/>
      <style:paragraph-properties fo:margin-left="0.499cm" fo:margin-right="0cm" fo:margin-top="0.101cm" fo:margin-bottom="0.101cm" style:contextual-spacing="false" fo:text-indent="0cm" style:auto-text-indent="false" style:page-number="auto"/>
    </style:style>
    <style:style style:name="Illustration" style:family="paragraph" style:parent-style-name="Caption" style:class="extra">
      <style:text-properties fo:font-size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424242" loext:opacity="100%" fo:font-size="13pt" fo:font-weight="bold" style:font-size-asian="101%" style:font-weight-asian="bold" style:font-size-complex="101%" style:font-weight-complex="600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0pt" fo:font-weight="bold" style:font-size-asian="85%" style:font-weight-asian="bold" style:font-size-complex="85%" style:font-weight-complex="600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color="#424242" loext:opacity="100%" fo:font-size="12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texte_20_puce_20_1" style:display-name="texte puce 1" style:family="paragraph" style:parent-style-name="Text_20_body" style:list-style-name="List_20_1">
      <style:paragraph-properties style:writing-mode="page"/>
    </style:style>
    <style:style style:name="texte_20_puce_20_rond_20_bleu" style:display-name="texte puce rond bleu" style:family="paragraph" style:parent-style-name="Text_20_body" style:list-style-name="rond_20_bleu">
      <style:paragraph-properties style:writing-mode="page"/>
    </style:style>
    <style:style style:name="texte_20_puce_20_4" style:display-name="texte puce 4" style:family="paragraph" style:parent-style-name="Text_20_body" style:list-style-name="List_20_4">
      <style:paragraph-properties style:writing-mode="pag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1" style:display-name="Numbering 1" style:family="paragraph" style:parent-style-name="List" style:list-style-name="rond_20_bleu" style:class="list" style:master-page-name="">
      <style:paragraph-properties fo:margin-top="0.15cm" fo:margin-bottom="0.15cm" style:contextual-spacing="false" style:page-number="auto">
        <style:tab-stops>
          <style:tab-stop style:position="0.499cm"/>
          <style:tab-stop style:position="0.7cm"/>
          <style:tab-stop style:position="1cm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ote_20_importante" style:display-name="Note importante" style:family="paragraph" style:parent-style-name="Text_20_body" style:next-style-name="Text_20_body" style:class="text" style:master-page-name="">
      <style:paragraph-properties fo:margin-top="0.499cm" fo:margin-bottom="0.499cm" style:contextual-spacing="false" fo:text-align="start" style:justify-single-word="false" style:page-number="auto" fo:padding="0.199cm" fo:border-left="none" fo:border-right="none" fo:border-top="0.06pt solid #4599d4" fo:border-bottom="0.06pt solid #4599d4"/>
      <style:text-properties fo:color="#4599d4" loext:opacity="100%" fo:font-style="italic"/>
      <style:map style:condition="endnote()" style:apply-style-name="Marginalia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_20_body_20__28_user_29_" style:display-name="Text body (user)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15%" fo:text-align="justify" style:justify-single-word="false" fo:orphans="2" fo:widows="2" style:page-number="auto"/>
    </style:style>
    <style:style style:name="A4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Form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Footer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outon" style:family="paragraph" style:parent-style-name="Text_20_body">
      <style:paragraph-properties fo:margin-top="0.199cm" fo:margin-bottom="0.199cm" style:contextual-spacing="false" fo:line-height="100%" fo:text-align="justify" style:justify-single-word="false" fo:orphans="2" fo:widows="2"/>
      <style:text-properties fo:color="#4599d4" loext:opacity="100%" style:font-name="Liberation Sans1" fo:font-family="'Liberation Sans'" style:font-style-name="Gras" style:font-family-generic="swiss" style:font-pitch="variable" fo:font-weight="bold"/>
    </style:style>
    <style:style style:name="legende" style:family="paragraph" style:parent-style-name="image">
      <style:text-properties fo:color="#666666" loext:opacity="100%" style:font-name="Liberation Sans2" fo:font-family="'Liberation Sans'" style:font-style-name="Italique" style:font-family-generic="swiss" style:font-pitch="variable" fo:font-size="10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éfinition" style:family="paragraph" style:parent-style-name="Text_20_body" style:master-page-name="">
      <style:paragraph-properties fo:text-align="start" style:justify-single-word="false" style:page-number="auto"/>
      <style:text-properties fo:font-weight="bold"/>
    </style:style>
    <style:style style:name="Numbering_20_Symbols" style:display-name="Numbering Symbols" style:family="text"/>
    <style:style style:name="interaction" style:family="text">
      <style:text-properties style:font-name="Liberation Sans1" fo:font-family="'Liberation Sans'" style:font-style-name="Gras" style:font-family-generic="swiss" style:font-pitch="variable" fo:font-size="11pt" fo:font-weight="normal" officeooo:rsid="00168d39" fo:background-color="transparent" style:font-size-asian="10.5pt" style:font-weight-asian="bold" style:font-weight-complex="600" loext:padding="0.019cm" loext:border="0.06pt solid #e3f0f9" loext:shadow="none"/>
    </style:style>
    <style:style style:name="commande" style:family="text">
      <style:text-properties style:font-name="Liberation Mono1" fo:font-family="'Liberation Mono'" style:font-style-name="Normal" style:font-family-generic="modern" style:font-pitch="fixed" fo:font-size="10pt" fo:language="zxx" fo:country="none" officeooo:rsid="00076eb3" fo:background-color="#eeeeee" style:font-size-asian="10.5pt" loext:shadow="none"/>
    </style:style>
    <style:style style:name="puce_20_attention" style:display-name="puce attention" style:family="text">
      <style:text-properties fo:color="#4599d4" loext:opacity="100%" style:font-name="Liberation Sans1" fo:font-family="'Liberation Sans'" style:font-style-name="Gras" style:font-family-generic="swiss" style:font-pitch="variable" fo:font-size="20pt" fo:font-weight="bold" style:font-size-asian="10.5pt"/>
    </style:style>
    <style:style style:name="puce_20_rond_20_bleu" style:display-name="puce rond bleu" style:family="text" style:parent-style-name="puce_20_attention">
      <style:text-properties fo:font-size="12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 loext:hidden="true" style:hidden="true"/>
    <style:style style:name="Titre_20_1_20_Car" style:display-name="Titre 1 Car" style:family="text" loext:hidden="true" style:hidden="true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Rubies" style:family="text" loext:hidden="true" style:hidden="true" style:parent-style-name="Page_20_Number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uton_20_NC" style:display-name="Bouton NC" style:family="text">
      <style:text-properties fo:color="#4599d4" loext:opacity="100%" style:font-name="Liberation Sans4" fo:font-family="'Liberation Sans', sans-serif" fo:font-size="11pt" fo:language="zxx" fo:country="none" fo:font-weight="bold" officeooo:rsid="086afaf2" fo:background-color="transparent" loext:padding="0.049cm" loext:border="0.06pt solid #4599d4"/>
    </style:style>
    <style:style style:name="Fichier_20_Produit_20_Commande" style:display-name="Fichier Produit Commande" style:family="text">
      <style:text-properties fo:color="#808080" loext:opacity="100%" style:font-name="Liberation Mono2" fo:font-family="'Liberation Mono', monospace" fo:font-size="11pt" fo:language="zxx" fo:country="none" fo:background-color="#eeeeee" style:font-size-asian="12pt" style:font-size-complex="12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A_20_changer" style:display-name="A changer" style:family="text">
      <style:text-properties fo:color="#ff8000" loext:opacity="100%" style:font-name="Verdana" fo:font-family="Verdana" style:font-style-name="Normal" style:font-family-generic="swiss" style:font-pitch="variable" fo:font-size="11pt" officeooo:rsid="030de3da"/>
    </style:style>
    <style:style style:name="Caption_20_characters" style:display-name="Caption character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Endnote_20_anchor" style:display-name="End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Drop_20_Caps" style:display-name="Drop Caps" style:family="text" loext:hidden="true" style:hidden="true"/>
    <style:style style:name="Line_20_numbering" style:display-name="Line numbering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color="#808080" loext:opacity="100%" fo:font-size="10pt" fo:font-style="italic" style:font-style-asian="italic" style:font-style-complex="italic"/>
    </style:style>
    <style:style style:name="asterix" style:family="text">
      <style:text-properties fo:color="#808080" loext:opacity="100%" style:font-name="Source Sans Pro" fo:font-family="'Source Sans Pro'" style:font-style-name="Italique" style:font-family-generic="swiss" style:font-pitch="variable" fo:font-size="10pt" fo:font-style="italic"/>
    </style:style>
    <style:style style:name="note" style:family="text">
      <style:text-properties fo:color="#4599d4" loext:opacity="100%" style:font-name="Verdana" fo:font-family="Verdana" style:font-style-name="Normal" style:font-family-generic="swiss" style:font-pitch="variable" fo:font-size="11pt" fo:font-style="italic" fo:font-weight="bold" officeooo:rsid="0804e319" style:font-weight-asian="bold" style:font-weight-complex="bold"/>
    </style:style>
    <style:style style:name="Fichier_20_Pour_20_légende" style:display-name="Fichier Pour légende" style:family="text" style:parent-style-name="Fichier_20_Produit_20_Commande">
      <style:text-properties fo:color="#808080" loext:opacity="100%" style:font-name="Liberation Mono2" fo:font-family="'Liberation Mono', monospace" fo:font-size="9pt" fo:language="zxx" fo:country="none" fo:font-style="italic" officeooo:rsid="0884e62a" fo:background-color="#eeeeee" style:font-size-asian="12pt" style:font-size-complex="12pt"/>
    </style:style>
    <style:style style:name="Fichier_20_Pour_20_Note" style:display-name="Fichier Pour Note" style:family="text" style:parent-style-name="Fichier_20_Produit_20_Commande">
      <style:text-properties fo:color="#729fcf" loext:opacity="100%" style:font-name="Liberation Mono2" fo:font-family="'Liberation Mono', monospace" fo:font-size="11pt" fo:language="zxx" fo:country="none" fo:font-style="italic" fo:background-color="#eeeeee" style:font-size-asian="12pt" style:font-size-complex="12pt"/>
    </style:style>
    <style:style style:name="Bouton_20_pour_20_légende" style:display-name="Bouton pour légende" style:family="text" style:parent-style-name="Bouton_20_NC">
      <style:text-properties fo:color="#4599d4" loext:opacity="100%" style:font-name="Liberation Sans4" fo:font-family="'Liberation Sans', sans-serif" fo:font-size="10pt" fo:language="zxx" fo:country="none" fo:font-style="italic" fo:font-weight="bold" officeooo:rsid="086afaf2" fo:background-color="transparent" style:font-size-asian="10.5pt" loext:padding="0.049cm" loext:border="0.06pt solid #4599d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'Liberation Sans'" style:font-style-name="Regular" style:font-family-generic="swiss"/>
      </text:list-level-style-bullet>
    </text:list-style>
    <text:list-style style:name="List_20_2" style:display-name="List 2">
      <text:list-level-style-bullet text:level="1" text:style-name="Numbering_20_Symbols" loext:num-list-format="%1%" text:bullet-char="♦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Numbering_20_Symbols" loext:num-list-format="%2%" text:bullet-char="♦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Numbering_20_Symbols" loext:num-list-format="%3%" text:bullet-char="♦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Numbering_20_Symbols" loext:num-list-format="%4%" text:bullet-char="♦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Numbering_20_Symbols" loext:num-list-format="%5%" text:bullet-char="♦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Numbering_20_Symbols" loext:num-list-format="%6%" text:bullet-char="♦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Numbering_20_Symbols" loext:num-list-format="%7%" text:bullet-char="♦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Numbering_20_Symbols" loext:num-list-format="%8%" text:bullet-char="♦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Numbering_20_Symbols" loext:num-list-format="%9%" text:bullet-char="♦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Numbering_20_Symbols" loext:num-list-format="%10%" text:bullet-char="♦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'Liberation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Numbering_20_Symbols" loext:num-list-format="%2%" text:bullet-char="►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Numbering_20_Symbols" loext:num-list-format="%3%" text:bullet-char="►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Numbering_20_Symbols" loext:num-list-format="%4%" text:bullet-char="►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Numbering_20_Symbols" loext:num-list-format="%5%" text:bullet-char="►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Numbering_20_Symbols" loext:num-list-format="%6%" text:bullet-char="►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Numbering_20_Symbols" loext:num-list-format="%7%" text:bullet-char="►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Numbering_20_Symbols" loext:num-list-format="%8%" text:bullet-char="►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Numbering_20_Symbols" loext:num-list-format="%9%" text:bullet-char="►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Numbering_20_Symbols" loext:num-list-format="%10%" text:bullet-char="►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'Liberation Sans'" style:font-style-name="Regular" style:font-family-generic="swiss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ond_20_bleu" style:display-name="rond bleu">
      <text:list-level-style-bullet text:level="1" text:style-name="puce_20_rond_20_bleu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puce_20_rond_20_bleu" loext:num-list-format="%2%" text:bullet-char="○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puce_20_rond_20_bleu" loext:num-list-format="%3%" text:bullet-char="♦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puce_20_rond_20_bleu" loext:num-list-format="%4%" text:bullet-char="■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Attention">
      <text:list-level-style-bullet text:level="1" text:style-name="puce_20_attention" loext:num-list-format="%1%" text:bullet-char="!">
        <style:list-level-properties text:list-level-position-and-space-mode="label-alignment">
          <style:list-level-label-alignment text:label-followed-by="listtab" text:list-tab-stop-position="1.27cm" fo:text-indent="-0.586cm" fo:margin-left="1.221cm"/>
        </style:list-level-properties>
        <style:text-properties fo:font-family="'Liberation Serif'" style:font-style-name="Regular" style:font-family-generic="roman"/>
      </text:list-level-style-bullet>
      <text:list-level-style-image text:level="2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10b0" officeooo:paragraph-rsid="000a10b0"/>
    </style:style>
    <style:style style:name="MP2" style:family="paragraph" style:parent-style-name="Footer">
      <style:text-properties officeooo:paragraph-rsid="00198d03"/>
    </style:style>
    <style:style style:name="MP3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MP5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M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MT1" style:family="text">
      <style:text-properties officeooo:rsid="000a10b0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74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74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Guide utilisateurs Nextcloud" text:name="TitreDocument"/>
          <text:user-field-decl office:value-type="string" office:string-value="1.1" text:name="VersionDocument"/>
        </text:user-field-decls>
        <text:p text:style-name="MP1"><text:user-field-get text:name="TitreDocument">Guide utilisateurs Nextcloud</text:user-field-get><text:tab/>Version : <text:user-field-get text:name="VersionDocument">1.1</text:user-field-get></text:p>
      </style:header>
      <style:footer>
        <text:p text:style-name="MP2"><draw:frame draw:style-name="Mfr1" draw:name="Image12" text:anchor-type="as-char" svg:width="2.859cm" svg:height="0.51cm" draw:z-index="1"><draw:image xlink:href="Pictures/10000000000000C500000023B5A9ED74.png" xlink:type="simple" xlink:show="embed" xlink:actuate="onLoad" draw:mime-type="image/png"/></draw:frame><text:tab/><text:span text:style-name="MT1">Page </text:span><text:span text:style-name="MT1"><text:page-number text:select-page="current">2</text:page-number></text:span><text:span text:style-name="MT1"><text:s/>/ </text:span><text:span text:style-name="MT1"><text:page-count>2</text:page-count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3">©Arawa<text:tab/><text:span text:style-name="MT2">2 route du curé 92410 Ville d'Avray</text:span></text:p>
        <text:p text:style-name="MP4"><text:tab/>SAS au capital de 2000 € - Siret : 818 095 499 00013 - NAF-APE : 6202A</text:p>
      </style:footer>
    </style:master-page>
    <style:master-page style:name="Landscape" style:page-layout-name="Mpm3" draw:style-name="Mdp2">
      <style:header>
        <text:p text:style-name="MP5"><text:title/><text:tab/>Version : <text:user-defined style:data-style-name="N0" text:name="Version"/></text:p>
      </style:header>
      <style:footer>
        <text:p text:style-name="MP6"><draw:frame draw:style-name="Mfr1" draw:name="Image4" text:anchor-type="as-char" svg:width="2.859cm" svg:height="0.51cm" draw:z-index="0"><draw:image xlink:href="Pictures/10000000000000C500000023B5A9ED74.png" xlink:type="simple" xlink:show="embed" xlink:actuate="onLoad" draw:mime-type="image/png"/></draw:frame><text:tab/><text:span text:style-name="MT1">Page </text:span><text:span text:style-name="MT1"><text:page-number text:select-page="current">0</text:page-number></text:span><text:span text:style-name="MT1"><text:s/>/ </text:span><text:span text:style-name="MT1"><text:page-count>2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duration>PT49M54S</meta:editing-duration>
    <meta:editing-cycles>15</meta:editing-cycles>
    <meta:generator>LibreOffice/25.2.6.2$Linux_X86_64 LibreOffice_project/520$Build-2</meta:generator>
    <meta:initial-creator>Philippe Hemmel</meta:initial-creator>
    <meta:creation-date>2022-12-26T16:30:17.166430780</meta:creation-date>
    <dc:date>2024-06-13T14:47:17.368989973</dc:date>
    <dc:creator>Jérôme Herbinet</dc:creator>
    <meta:document-statistic meta:table-count="0" meta:image-count="2" meta:object-count="0" meta:page-count="2" meta:paragraph-count="45" meta:word-count="680" meta:character-count="4236" meta:non-whitespace-character-count="3615"/>
  </office:meta>
</office:document-meta>
</file>